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30000036DC1699E5F.png" manifest:media-type="image/png"/>
  <manifest:file-entry manifest:full-path="Pictures/1000000000000245000003D345BB50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list-style-name="L1">
      <style:graphic-properties draw:stroke="solid" svg:stroke-width="0.0972in" svg:stroke-color="#ffffff" draw:marker-start="" draw:marker-start-width="0.0783in" draw:marker-start-center="false" draw:marker-end="" draw:marker-end-width="0.0783in" draw:marker-end-center="false" draw:stroke-linejoin="miter" draw:fill="solid" draw:fill-color="#ededed" draw:textarea-horizontal-align="justify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">
      <style:graphic-properties draw:stroke="solid" svg:stroke-width="0.0972in" svg:stroke-color="#ffffff" draw:marker-start="" draw:marker-start-width="0.0783in" draw:marker-start-center="false" draw:marker-end="" draw:marker-end-width="0.0783in" draw:marker-end-center="false" draw:stroke-linejoin="miter" draw:fill="solid" draw:fill-color="#ededed" draw:textarea-horizontal-align="justify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Picture 6" draw:style-name="gr1" draw:text-style-name="P1" svg:width="6.3835in" svg:height="9.0469in" svg:x="0.0634in" svg:y="-0.052in"><draw:image xlink:href="Pictures/1000000000000245000003D345BB50E1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Picture 5" draw:style-name="gr2" draw:text-style-name="P1" svg:width="6.676in" svg:height="8.485in" svg:x="0in" svg:y="0in"><draw:image xlink:href="Pictures/10000000000002430000036DC1699E5F.png" xlink:type="simple" xlink:show="embed" xlink:actuate="onLoad"><text:p/></draw:image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3:56:32.137015416</meta:creation-date>
    <dc:date>2015-03-29T14:10:01.813725629</dc:date>
    <meta:editing-duration>P0D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4.2.7.2$Linux_X86_64 LibreOffice_project/420m0$Build-2</meta:generator>
  </office:meta>
</office:document-meta>
</file>